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NAMES FOR GOD'S WORD: What It Is Called (119:1, 3-37, 39-40, 42-69, 71-116, 119-120, 123-131, 133-148, 150-164, 166-17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NAMES FOR GOD'S WORD: What It Is Called (119:1, 3-37, 39-40, 42-69, 71-116, 119-120, 123-131, 133-148, 150-164, 166-176)<text:s text:c="1"/></text:span><text:span text:style-name="a494" text:class-names=""/></text:p>
          </draw:text-box>
          <svg:title/>
          <svg:desc/>
        </draw:frame>
        <draw:frame draw:id="id93" presentation:style-name="a512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law or laws (119:1, 7, 13, 18, 20, 29-30, 34, 39, 43-44, 51-53, 55, 61-62, 70, 72, 77, 85, 9192, 97, 102, 106, 108-109, 113, 126, 136, 142, 150, 153, 160, 163-165, 174-17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decrees 119:2, 14, 22, 24, 31, 36, 46, 79, 88, 95, 99, 111, 119, 125, 129, 138, 144, 146, 152, 157, 167-16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light (119:3, 10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commands/commandments (119:4, 6, 10, 15, 19, 21, 27, 32, 35, 40, 45, 47-48, 56, 60, 63, 66, 69, 73, 78, 86-87, 93-94, 96, 98, 100, 104, 110, 115, 127-128, 131, 134, 141, 143, 151, 159, 166, 168, 172-173, 17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94" presentation:style-name="a531" draw:name="Text Placeholder 3" svg:x="6.16319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is principles (119:5, 8, 12, 16, 23, 26, 33, 48, 54, 64, 68, 71, 80, 83, 112, 117-118, 124, 135, 145, 155, 17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rules (119:9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is ways (119: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is statutes (119:5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His judgments or decisions (119:120, 13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3" draw:style-name="a532" draw:master-page-name="Master1-Layout13-tx-Title-and-Text" presentation:presentation-page-layout-name="Master1-PPL13" draw:id="Slide-258">
        <draw:frame draw:id="id95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PSALM 119<text:s text:c="1"/></text:span><text:span text:style-name="a534" text:class-names=""/></text:p>
          </draw:text-box>
          <svg:title/>
          <svg:desc/>
        </draw:frame>
        <draw:frame draw:id="id96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NAMES FOR GOD'S WORD: What It Is Called (119:1, 3-37, 39-40, 42-69, 71-116, 119-120, 123-131, 133-148, 150-164, 166-176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NATURE OF GOD'S WORD: What It Accomplishes (119: 1-2, 9, 11, 24, 28-29, 37-38, 41-42, 45-46, 49-50, 62, 67, 70, 98-100, 103, 105, 111, 114, 116, 120-122, 132, 139, 141, 149, 165, 17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4" draw:style-name="a547" draw:master-page-name="Master1-Layout12-twoColTx-Title-and-2-Column-Text" presentation:presentation-page-layout-name="Master1-PPL12" draw:id="Slide-259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NATURE OF GOD'S WORD: What It Accomplishes (119: 1-2, 9, 11, 24, 28-29, 37-38, 41-42, 45-46, 49-50, 62, 67, 70, 98-100, 103, 105, 111, 114, 116, 120-122, 132, 139, 141, 149, 165, 170)<text:s text:c="1"/></text:span><text:span text:style-name="a549" text:class-names=""/></text:p>
          </draw:text-box>
          <svg:title/>
          <svg:desc/>
        </draw:frame>
        <draw:frame draw:id="id98" presentation:style-name="a591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It brings blessing and happiness (119:1-2, 122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It keeps us pure (119:9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It keeps us from sin (119:11, 29, 121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It gives wise advice (119:2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t encourages the grieving (119:28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It reassures us of his promises for those who honor him (119:38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It provides answers, even for those who taunt us (119:42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It gives freedom (119:45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It offers hope (119:49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t comforts and revives (119:50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 provides a thankful heart (119:62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t brings us back to God (119:37, 67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99" presentation:style-name="a631" draw:name="Text Placeholder 3" svg:x="6.16319in" svg:y="2in" svg:width="4.61632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It instructs and gives wisdom (119:98-10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It nourishes (119:103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It enlightens (119:105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It protects (119:11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It sustains our hope (119:116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It brings delight (119:70, 111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It brings peace (119:165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It delivers (119:170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It brings love and salvation (119:41, 149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shows mercy to all who love his name (119:13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It deserves respect (119:46, 120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It is important to remember (119:141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5" draw:style-name="a632" draw:master-page-name="Master1-Layout13-tx-Title-and-Text" presentation:presentation-page-layout-name="Master1-PPL13" draw:id="Slide-260">
        <draw:frame draw:id="id100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PSALM 119<text:s text:c="1"/></text:span><text:span text:style-name="a634" text:class-names=""/></text:p>
          </draw:text-box>
          <svg:title/>
          <svg:desc/>
        </draw:frame>
        <draw:frame draw:id="id101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THE NAMES FOR GOD'S WORD: What It Is Called (119:1, 3-37, 39-40, 42-69, 71-116, 119-120, 123-131, 133-148, 150-164, 166-176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THE NATURE OF GOD'S WORD: What It Accomplishes (119: 1-2, 9, 11, 24, 28-29, 37-38, 41-42, 45-46, 49-50, 62, 67, 70, 98-100, 103, 105, 111, 114, 116, 120-122, 132, 139, 141, 149, 165, 17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9 </dc:title>
    <meta:initial-creator>David STRICKLAND</meta:initial-creator>
    <dc:creator>David STRICKLAND</dc:creator>
    <meta:creation-date>2020-02-22T19:34:35Z</meta:creation-date>
    <dc:date>2020-02-22T19:34:36Z</dc:date>
    <meta:template xlink:href="BibleStudy" xlink:type="simple"/>
    <meta:editing-cycles>1</meta:editing-cycles>
    <meta:editing-duration>PT0S</meta:editing-duration>
    <meta:document-statistic meta:paragraph-count="43" meta:word-count="810"/>
  </office:meta>
</office:document-meta>
</file>